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in" fo:margin-right="0in" fo:text-indent="0.5in" style:auto-text-indent="false" fo:background-color="transparent"/>
      <style:text-properties fo:language="ru" fo:country="RU" officeooo:rsid="001ccc50" officeooo:paragraph-rsid="001ccc50"/>
    </style:style>
    <style:style style:name="P2" style:family="paragraph" style:parent-style-name="Standard">
      <loext:graphic-properties draw:fill="none"/>
      <style:paragraph-properties fo:margin-left="0in" fo:margin-right="0in" fo:text-indent="0.5in" style:auto-text-indent="false" fo:background-color="transparent"/>
      <style:text-properties fo:language="ru" fo:country="RU" officeooo:rsid="001ccc50" officeooo:paragraph-rsid="0028a121"/>
    </style:style>
    <style:style style:name="P3" style:family="paragraph" style:parent-style-name="Standard">
      <loext:graphic-properties draw:fill="none"/>
      <style:paragraph-properties fo:margin-left="0in" fo:margin-right="0in" fo:text-indent="0.5in" style:auto-text-indent="false" fo:background-color="transparent"/>
      <style:text-properties fo:language="ru" fo:country="RU" officeooo:rsid="001e4ae9" officeooo:paragraph-rsid="001e4ae9"/>
    </style:style>
    <style:style style:name="P4" style:family="paragraph" style:parent-style-name="Standard">
      <loext:graphic-properties draw:fill="none"/>
      <style:paragraph-properties fo:margin-left="0in" fo:margin-right="0in" fo:text-indent="0.5in" style:auto-text-indent="false" fo:background-color="transparent"/>
      <style:text-properties fo:language="ru" fo:country="RU" officeooo:rsid="001f7596" officeooo:paragraph-rsid="001f7596"/>
    </style:style>
    <style:style style:name="P5" style:family="paragraph" style:parent-style-name="Standard">
      <loext:graphic-properties draw:fill="none"/>
      <style:paragraph-properties fo:margin-left="0in" fo:margin-right="0in" fo:text-indent="0.5in" style:auto-text-indent="false" fo:background-color="transparent"/>
      <style:text-properties fo:language="ru" fo:country="RU" officeooo:rsid="00194d5d" officeooo:paragraph-rsid="0024d506"/>
    </style:style>
    <style:style style:name="P6" style:family="paragraph" style:parent-style-name="Standard">
      <loext:graphic-properties draw:fill="none"/>
      <style:paragraph-properties fo:margin-left="0in" fo:margin-right="0in" fo:text-indent="0.5in" style:auto-text-indent="false" fo:background-color="transparent"/>
      <style:text-properties fo:language="ru" fo:country="RU" officeooo:rsid="00254647" officeooo:paragraph-rsid="002d0115"/>
    </style:style>
    <style:style style:name="P7" style:family="paragraph" style:parent-style-name="Standard" style:master-page-name="">
      <loext:graphic-properties draw:fill="none"/>
      <style:paragraph-properties fo:margin-left="0in" fo:margin-right="0in" fo:text-indent="0.5in" style:auto-text-indent="false" style:page-number="auto" fo:background-color="transparent"/>
      <style:text-properties officeooo:paragraph-rsid="002a4550"/>
    </style:style>
    <style:style style:name="P8" style:family="paragraph" style:parent-style-name="Standard">
      <loext:graphic-properties draw:fill="none"/>
      <style:paragraph-properties fo:margin-left="0in" fo:margin-right="0in" fo:text-indent="0.5in" style:auto-text-indent="false" fo:background-color="transparent"/>
      <style:text-properties fo:language="ru" fo:country="RU" fo:font-weight="normal" officeooo:rsid="001f7596" officeooo:paragraph-rsid="001f7596" style:font-weight-asian="normal" style:font-weight-complex="normal"/>
    </style:style>
    <style:style style:name="P9" style:family="paragraph" style:parent-style-name="Heading_20_1">
      <style:paragraph-properties fo:text-align="center" style:justify-single-word="false"/>
      <style:text-properties fo:language="ru" fo:country="RU"/>
    </style:style>
    <style:style style:name="T1" style:family="text">
      <style:text-properties fo:font-weight="bold" style:font-weight-asian="bold" style:font-weight-complex="bold"/>
    </style:style>
    <style:style style:name="T2" style:family="text">
      <style:text-properties fo:font-weight="bold" officeooo:rsid="001e4ae9"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4ae9" style:font-weight-asian="normal" style:font-weight-complex="normal"/>
    </style:style>
    <style:style style:name="T5" style:family="text">
      <style:text-properties fo:font-weight="normal" officeooo:rsid="001f7596" style:font-weight-asian="normal" style:font-weight-complex="normal"/>
    </style:style>
    <style:style style:name="T6" style:family="text">
      <style:text-properties fo:font-weight="normal" officeooo:rsid="0020393a" style:font-weight-asian="normal" style:font-weight-complex="normal"/>
    </style:style>
    <style:style style:name="T7" style:family="text">
      <style:text-properties fo:font-weight="normal" officeooo:rsid="001ad4a5" style:font-weight-asian="normal" style:font-weight-complex="normal"/>
    </style:style>
    <style:style style:name="T8" style:family="text">
      <style:text-properties fo:font-weight="normal" officeooo:rsid="001ccc50" style:font-weight-asian="normal" style:font-weight-complex="normal"/>
    </style:style>
    <style:style style:name="T9" style:family="text">
      <style:text-properties fo:font-weight="normal" officeooo:rsid="00254647" style:font-weight-asian="normal" style:font-weight-complex="normal"/>
    </style:style>
    <style:style style:name="T10" style:family="text">
      <style:text-properties fo:font-weight="normal" officeooo:rsid="0026135c" style:font-weight-asian="normal" style:font-weight-complex="normal"/>
    </style:style>
    <style:style style:name="T11" style:family="text">
      <style:text-properties fo:font-weight="normal" officeooo:rsid="0028a121" style:font-weight-asian="normal" style:font-weight-complex="normal"/>
    </style:style>
    <style:style style:name="T12" style:family="text">
      <style:text-properties fo:font-weight="normal" officeooo:rsid="002bfdb6" style:font-weight-asian="normal" style:font-weight-complex="normal"/>
    </style:style>
    <style:style style:name="T13" style:family="text">
      <style:text-properties fo:font-weight="normal" officeooo:rsid="00315a54" style:font-weight-asian="normal" style:font-weight-complex="normal"/>
    </style:style>
    <style:style style:name="T14" style:family="text">
      <style:text-properties fo:font-weight="normal" officeooo:rsid="003175ec" style:font-weight-asian="normal" style:font-weight-complex="normal"/>
    </style:style>
    <style:style style:name="T15" style:family="text">
      <style:text-properties fo:font-weight="normal" officeooo:rsid="0033682d" style:font-weight-asian="normal" style:font-weight-complex="normal"/>
    </style:style>
    <style:style style:name="T16" style:family="text">
      <style:text-properties officeooo:rsid="001e4ae9"/>
    </style:style>
    <style:style style:name="T17" style:family="text">
      <style:text-properties fo:language="en" fo:country="US" officeooo:rsid="0028a121"/>
    </style:style>
    <style:style style:name="T18" style:family="text">
      <style:text-properties fo:language="en" fo:country="US" officeooo:rsid="00194d5d"/>
    </style:style>
    <style:style style:name="T19" style:family="text">
      <style:text-properties fo:language="en" fo:country="US" fo:font-weight="normal" officeooo:rsid="0028a121" style:font-weight-asian="normal" style:font-weight-complex="normal"/>
    </style:style>
    <style:style style:name="T20" style:family="text">
      <style:text-properties fo:language="en" fo:country="US" officeooo:rsid="003136d3"/>
    </style:style>
    <style:style style:name="T21" style:family="text">
      <style:text-properties fo:language="ru" fo:country="RU" officeooo:rsid="00194d5d"/>
    </style:style>
    <style:style style:name="T22" style:family="text">
      <style:text-properties fo:language="ru" fo:country="RU" officeooo:rsid="001ad4a5"/>
    </style:style>
    <style:style style:name="T23" style:family="text">
      <style:text-properties fo:language="ru" fo:country="RU" officeooo:rsid="0028a121"/>
    </style:style>
    <style:style style:name="T24" style:family="text">
      <style:text-properties fo:language="ru" fo:country="RU" fo:font-weight="normal" officeooo:rsid="00254647" style:font-weight-asian="normal" style:font-weight-complex="normal"/>
    </style:style>
    <style:style style:name="T25" style:family="text">
      <style:text-properties officeooo:rsid="002fd55a"/>
    </style:style>
    <style:style style:name="T26" style:family="text">
      <style:text-properties officeooo:rsid="003136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ext:span text:style-name="T26">Front-end </text:span><text:span text:style-name="T25">а</text:span>рхитектур<text:span text:style-name="T26">а</text:span><text:span text:style-name="T20">. Предисловие.</text:span></text:h>
      <text:p text:style-name="P7"><text:span text:style-name="T22">Я </text:span><text:span text:style-name="T17">enterprise</text:span><text:span text:style-name="T22"> </text:span><text:span text:style-name="T17">front-end</text:span><text:span text:style-name="T22"> </text:span><text:span text:style-name="T24">инженер</text:span><text:span text:style-name="T22">. </text:span><text:span text:style-name="T21">Как ни странно </text:span><text:span text:style-name="T22">(меня это реально удивляет!)</text:span><text:span text:style-name="T21">, но в разговорах с </text:span><text:span text:style-name="T22">некоторыми </text:span><text:span text:style-name="T21">знакомыми </text:span><text:span text:style-name="T17">front-end </text:span><text:span text:style-name="T21">разработчиками </text:span><text:span text:style-name="T22">(особенно начинающими, но встречаются и достаточно опытные)</text:span><text:span text:style-name="T21"> я часто встречаю странную пози</text:span><text:span text:style-name="T23">ци</text:span><text:span text:style-name="T21">ю по отношению к архитектуре клиентской части. А именно, я часто слышу, нечто наподобие “архитектура клиент</text:span><text:span text:style-name="T22">с</text:span><text:span text:style-name="T21">кой части все время изменяется, это живой организм, поэтому е</text:span><text:span text:style-name="T23">ё</text:span><text:span text:style-name="T21"> нельзя однозначно описать…”, или что-то вроде “на фронте нет ч</text:span><text:span text:style-name="T23">ё</text:span><text:span text:style-name="T21">ткой архитектуры…” или “ну мы используем </text:span><text:span text:style-name="T18">redux</text:span><text:span text:style-name="T21">...”. </text:span><text:span text:style-name="T22">Я хочу сейчас помочь начинающим </text:span><text:span text:style-name="T17">front-end </text:span><text:span text:style-name="T22">разработчикам немного проникнуть в этот вопрос и показать всю важность наличия архитектуры для развивающегося проекта. Самое интересно, что например </text:span><text:span text:style-name="T17">back-end</text:span><text:span text:style-name="T22"> разраб</text:span><text:span text:style-name="T23">о</text:span><text:span text:style-name="T22">тчики любого уровня осведомлены о базовых принципах архитектуры построение серверной части, но и так же часто считают, что на клиенте понятие архитектуры отсутствует. Если честно, такие времена были не так давно (буквально 10 лет назад), когда на клиенте архитектуры можно сказать отсутствовала, но об этом чуть позже и об различных подходах - ниже.</text:span></text:p>
      <text:p text:style-name="P1">Ниже я попробую бегло описать описать основных вещах, о которых стоит подумать перед тем как разрабатывать систему, которые сильно повлияют на архитектуру приложения и тем самым полностью определят и стек и направление развития проекта<text:span text:style-name="T16">.</text:span></text:p>
      <text:p text:style-name="P2">1. <text:span text:style-name="T1">Сайт или приложение? </text:span><text:span text:style-name="T4">Это практически полностью определит стек и повлияет почти на все аспекты архитектуры.</text:span><text:span text:style-name="T2"> </text:span><text:span text:style-name="T3">Ответ не дискретный!</text:span><text:span text:style-name="T1"> </text:span><text:span text:style-name="T3">Приложение по сравнению с сайтом отличается большей автономностью, отзывчивостью для пользователя, связанностью различных подсистем, что делает приложение более дорогим или долгим в разработке. Крайние <text:s/>части в диапазоне ответов на <text:s/>вопрос «Это сайт или приложение?» это со стороны сайта — набор независимых html страниц, а с другой что-то наподобие PWA приложения. Честно говоря, оба крайних варианта редко встречаются в нише </text:span><text:span text:style-name="T19">enterprise</text:span><text:span text:style-name="T3">, обычно более подходящим решение является что-то между ними. </text:span><text:span text:style-name="T11">На</text:span><text:span text:style-name="T3"> сколько мне известно, доминиру</text:span><text:span text:style-name="T11">ю</text:span><text:span text:style-name="T3">щ</text:span><text:span text:style-name="T4">и</text:span><text:span text:style-name="T3">м решением в этом вопросе все ещ</text:span><text:span text:style-name="T11">ё</text:span><text:span text:style-name="T3"> </text:span><text:span text:style-name="T4">похоже</text:span><text:span text:style-name="T3"> </text:span><text:span text:style-name="T4">часто оста</text:span><text:span text:style-name="T11">ё</text:span><text:span text:style-name="T4">тся</text:span><text:span text:style-name="T3"> </text:span><text:span text:style-name="T4">приложение с архитектурой на подобие redux, когда мы используем одно </text:span><text:span text:style-name="T11">глобальное </text:span><text:span text:style-name="T4">хранилище для всего приложения и обновляем его по когда это необходимо, таким образом добиваясь высокой синхронизации (и </text:span><text:span text:style-name="T11">э</text:span><text:span text:style-name="T4">том числе зацепл</text:span><text:span text:style-name="T11">ё</text:span><text:span text:style-name="T4">нностью между компонентами системы! Что не есть хорошо!) в системе. Это приводит к тому, что с разрастанием проекта управлять им становится все сложнее и дороже.</text:span></text:p>
      <text:p text:style-name="P3"><text:span text:style-name="T1">2. На сколько это большое приложение? Сколько команд работают над ним?</text:span><text:span text:style-name="T3"> Это определит архитектуру в вопросах интеграции внутри приложения между командами. Так же нужно будет понять на сколько глубоко связаны команды или могут быть связаны в будущем? Если их связь не велика, то мы можем например смотреть в сторону л</text:span><text:span text:style-name="T11">ё</text:span><text:span text:style-name="T3">гких интеграций — например интеграцию через гиперссылки, выставления общей библиотеки. </text:span><text:span text:style-name="T5">Если же интеграции более глубокие или команд слишком много, то приходится <text:s/>думать в сторону </text:span><text:span text:style-name="T6">интеграции во время сборки, или даже </text:span><text:span text:style-name="T5">интеграции в рантайме (для уменьшения количества пересборок всей системы, что увеличит скорость доставки изменений, </text:span><text:span text:style-name="T6">и </text:span><text:span text:style-name="T5">мы сможем прийти к нормальному CI/CD, </text:span><text:span text:style-name="T6">если команд уже становится реально много, на мой вкус — больше примерно </text:span><text:span text:style-name="T13">10-</text:span><text:span text:style-name="T6">15 человек</text:span><text:span text:style-name="T5">).</text:span></text:p>
      <text:p text:style-name="P4"><text:span text:style-name="T1">3. На сколько связаны подсистемы (компоненты) внутри каждой команды (степень статичности страниц)?</text:span><text:span text:style-name="T3"> Это определит <text:s/>архитектурный подход в общении между подсистемами. Ответ сводится опять к поиску баланса между чисто интерактивной архитектурой (когда любое изменение должно быть явно спровоцировано неким субъектом) и чисто реактивной архитектурой с полным графом зависимостей (когда каждый элемент системы может повлиять на каждый другой элемент системы). Промежуточными тут будут варианты как частичной автоматизации интерактивного подхода так и использование разных подходов для разных </text:span><text:soft-page-break/><text:span text:style-name="T3">частей. Конкретный пример где уместна интерактивная архитектура — какой-нибудь блог на с SSR (server side rendering), или набор относительно статических страничек. А реактивная архитектура будет уместна в сложных страницах содержащими динамические страницы, настраиваемые пользователем блоки, метрики\диаграммы\графики (тут явно нужно продумывать отдельный механизм интеграции между компонентами). Пример — что-нибудь на подобие трейдерского приложение или интерфейса управления промышленной системой. Если связей много, то </text:span><text:span text:style-name="T10">так же придется </text:span><text:span text:style-name="T3">приходится делать выбор между адресной коммуникацией между подсистемами, широковещательной, через некоторую шину или хаб (например через dom-события, или веб-воркеры, или BroadcastChannelApi и пр.).</text:span></text:p>
      <text:p text:style-name="P5"><text:span text:style-name="T3">Давайте честно, архитектура </text:span><text:span text:style-name="T7">(</text:span><text:span text:style-name="T3">в моей интерпретации</text:span><text:span text:style-name="T7">)</text:span><text:span text:style-name="T3"> – это высокоуровневое </text:span><text:span text:style-name="T7">(возможно сказать абстрактное)</text:span><text:span text:style-name="T3"> описание системы или е</text:span><text:span text:style-name="T7">ё</text:span><text:span text:style-name="T3"> части, которая призвана помогать делать работу системы более консистентной и прозрачной. Под консистентностью я подразумеваю относительно единообразное испол</text:span><text:span text:style-name="T7">ь</text:span><text:span text:style-name="T3">зование подходов и практик. Под прозрачностью – возможность быстро разобраться в принципах работы системы, что прямо сказывается на скорости локализации проблем, внедрении новых фич, и как следс</text:span><text:span text:style-name="T7">т</text:span><text:span text:style-name="T3">вие – на стабильности и скорости (цене) развития системы. Если вам более-менее подходит такое определение, то из него сразу вытекает несколько следствий. Например: система у которой нет архитектурного описания (или о нем не знают </text:span><text:span text:style-name="T7">и не могут относительно ч</text:span><text:span text:style-name="T9">ё</text:span><text:span text:style-name="T7">тко сформулировать</text:span><text:span text:style-name="T3">) становится менее прозрачной и консистентной с точки зрения </text:span><text:span text:style-name="T7">разработчика</text:span><text:span text:style-name="T3">. </text:span><text:span text:style-name="T7">Или ближе к бизнесу: если у вас нет архитектуры в приложении, то при его росте (если проект долгосрочный) приложение станет явно дороже в обслуживании. Часто </text:span><text:span text:style-name="T12">не замечать пагубного влияния отсутствия</text:span><text:span text:style-name="T7"> явно</text:span><text:span text:style-name="T12">го</text:span><text:span text:style-name="T7"> выделение архитектурных подходов на начальных этапах могут помочь качественный онбординг, высокий опыт и квалификация разработчиков, внедрение тесного общения во время разработки (например парное программирование, или </text:span><text:span text:style-name="T12">консультационные </text:span><text:span text:style-name="T7">встречи каждый день по различным мелким техническим вопросам) и пр. Все данные техники хорошо работают и при наличии описанной архитектуры. Но при развитии проекта это переста</text:span><text:span text:style-name="T8">ё</text:span><text:span text:style-name="T7">т быть хорошим решением (потому что непрозрачных и неконсистентных вещей накапливается так много, что система превращается в неч</text:span><text:span text:style-name="T8">т</text:span><text:span text:style-name="T7">о </text:span><text:span text:style-name="T8">просто </text:span><text:span text:style-name="T7">непредсказуемое).</text:span></text:p>
      <text:p text:style-name="P6"><text:span text:style-name="T3">Это </text:span><text:span text:style-name="T15">небольшое </text:span><text:span text:style-name="T3">вступление, которое может дать пути к размышлению начинающему </text:span><text:span text:style-name="T19">front-end</text:span><text:span text:style-name="T3"> инженеру. </text:span><text:span text:style-name="T14">В этом цикле статей я</text:span><text:span text:style-name="T3"> попробую привести более конкретные примеры нескольких популярных архитектур </text:span><text:span text:style-name="T19">front-end </text:span><text:span text:style-name="T3">части с описанием и схемами.</text:span></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riton</meta:initial-creator>
    <meta:creation-date>2022-11-19T13:11:43.269177944</meta:creation-date>
    <dc:date>2022-11-19T15:38:14.775748948</dc:date>
    <dc:creator>triton</dc:creator>
    <meta:editing-duration>PT26M44S</meta:editing-duration>
    <meta:editing-cycles>15</meta:editing-cycles>
    <meta:generator>LibreOffice/7.3.7.2$Linux_X86_64 LibreOffice_project/30$Build-2</meta:generator>
    <meta:document-statistic meta:table-count="0" meta:image-count="0" meta:object-count="0" meta:page-count="2" meta:paragraph-count="8" meta:word-count="851" meta:character-count="6382" meta:non-whitespace-character-count="5527"/>
  </office:meta>
</office:document-meta>
</file>